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7d71f3">
      <style:text-properties/>
    </style:style>
    <style:style style:family="table-cell" style:name="a4a53f7">
      <style:table-cell-properties fo:border-top="0.18mm solid #000000"/>
    </style:style>
    <style:style style:family="table-cell" style:name="a8963b5">
      <style:table-cell-properties fo:border-top="0.18mm solid #000000"/>
    </style:style>
    <style:style style:family="table-row" style:name="a1676f9">
      <style:table-row-properties style:row-height="0.0mm"/>
    </style:style>
    <style:style style:family="table-cell" style:name="a772d24">
      <style:table-cell-properties fo:border-bottom="0.18mm solid #000000"/>
    </style:style>
    <style:style style:family="table-cell" style:name="a472fa6">
      <style:table-cell-properties fo:border-bottom="0.18mm solid #000000"/>
    </style:style>
    <style:style style:family="table-column" style:name="afcb181">
      <style:table-column-properties style:rel-column-width="7679*"/>
    </style:style>
    <style:style style:family="table-column" style:name="adeee4c">
      <style:table-column-properties style:rel-column-width="640*"/>
    </style:style>
    <style:style style:family="table-column" style:name="aedd05b">
      <style:table-column-properties style:rel-column-width="7679*"/>
    </style:style>
    <style:style style:family="table" style:name="a654f68">
      <style:table-properties style:rel-width="100%"/>
    </style:style>
    <style:style style:family="paragraph" style:name="aaf0175">
      <style:paragraph-properties fo:margin-top="12.7mm"/>
    </style:style>
    <style:style style:family="table-row" style:name="a129b78">
      <style:table-row-properties style:row-height="7.93mm"/>
    </style:style>
    <style:style style:family="table-row" style:name="aee0e4e">
      <style:table-row-properties style:row-height="7.93mm"/>
    </style:style>
    <style:style style:family="table-column" style:name="a873ddf">
      <style:table-column-properties style:rel-column-width="14418*"/>
    </style:style>
    <style:style style:family="table-column" style:name="adcf6d3">
      <style:table-column-properties style:rel-column-width="1582*"/>
    </style:style>
    <style:style style:family="table" style:name="a78a583" style:parent-style-name="FieldTripLetterTable">
      <style:table-properties style:rel-width="100%"/>
    </style:style>
    <style:style style:family="text" style:name="a30cc3e">
      <style:text-properties/>
    </style:style>
    <style:style style:family="table-column" style:name="af4b294">
      <style:table-column-properties style:rel-column-width="14418*"/>
    </style:style>
    <style:style style:family="table-column" style:name="a5d04f6">
      <style:table-column-properties style:rel-column-width="1582*"/>
    </style:style>
    <style:style style:family="table" style:name="a8df274" style:parent-style-name="FieldTripLetterTable">
      <style:table-properties/>
    </style:style>
    <style:style style:family="table-column" style:name="abc082e">
      <style:table-column-properties style:rel-column-width="14418*"/>
    </style:style>
    <style:style style:family="table-column" style:name="a3e2add">
      <style:table-column-properties style:rel-column-width="1582*"/>
    </style:style>
    <style:style style:family="table" style:name="a228ea5" style:parent-style-name="FieldTripLetterTable">
      <style:table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  <style:style style:family="table-row" style:name="a14ade8">
      <style:table-row-properties style:min-row-height="0.0mm"/>
    </style:style>
    <style:style style:family="paragraph" style:list-style-name="L1" style:name="ad77b31" style:parent-style-name="ListParagraph">
      <style:paragraph-properties/>
    </style:style>
    <style:style style:family="paragraph" style:list-style-name="L1" style:name="a19abeb" style:parent-style-name="ListParagraph">
      <style:paragraph-properties/>
    </style:style>
    <style:style style:family="paragraph" style:list-style-name="L1" style:name="a5c2168" style:parent-style-name="ListParagraph">
      <style:paragraph-properties/>
    </style:style>
    <style:style style:family="paragraph" style:list-style-name="L1" style:name="a16b63e" style:parent-style-name="ListParagraph">
      <style:paragraph-properties/>
    </style:style>
    <style:style style:family="paragraph" style:name="a74ad3b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table:style-name="a356233">
            <text:list text:continue-numbering="true" text:style-name="L1">
              <text:list-item>
                <text:p text:style-name="aaaf1f7">1</text:p>
              </text:list-item>
            </text:list>
            <text:p text:style-name="a74ad3b">2<text:span text:style-name="a30cc3e">Notfallkontakt:</text:span></text:p>
            <table:table table:style-name="a78a583">
              <table:table-column table:style-name="adcf6d3"/>
              <table:table-column table:style-name="a873ddf"/>
              <table:table-row table:style-name="aee0e4e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129b78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af0175">Mein Kind darf im Notfall medizinisch betreut werden.</text:p>
            <table:table table:style-name="a654f68">
              <table:table-column table:style-name="aedd05b"/>
              <table:table-column table:style-name="adeee4c"/>
              <table:table-column table:style-name="afcb181"/>
              <table:table-row>
                <table:table-cell table:style-name="a472fa6">
                  <text:p/>
                </table:table-cell>
                <table:table-cell>
                  <text:p/>
                </table:table-cell>
                <table:table-cell table:style-name="a772d24">
                  <text:p/>
                </table:table-cell>
              </table:table-row>
              <table:table-row table:style-name="a1676f9">
                <table:table-cell table:style-name="a8963b5">
                  <text:p>Unterschrift der Eltern/eines Erziehungsberechtigten</text:p>
                </table:table-cell>
                <table:table-cell>
                  <text:p/>
                </table:table-cell>
                <table:table-cell table:style-name="a4a53f7">
                  <text:p>Datum</text:p>
                </table:table-cell>
              </table:table-row>
            </table:table>
            <text:p text:style-name="Standard"/>
            <text:list text:continue-numbering="true" text:style-name="L1">
              <text:list-item>
                <text:p text:style-name="a16b63e"><text:span text:style-name="a7d71f3">a</text:span></text:p>
              </text:list-item>
            </text:list>
            <text:list text:continue-numbering="true" text:style-name="L1">
              <text:list-item>
                <text:p text:style-name="a19abeb">3</text:p>
              </text:list-item>
              <text:list-item>
                <text:p text:style-name="a5c2168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14ade8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/>
        </text:list-item>
        <text:list-item>
          <text:list>
            <text:list-item/>
            <text:list-item>
              <text:list>
                <text:list-item/>
                <text:list-item>
                  <text:list>
                    <text:list-item/>
                    <text:list-item>
                      <text:list>
                        <text:list-item/>
                        <text:list-item>
                          <text:list>
                            <text:list-item/>
                            <text:list-item>
                              <text:list>
                                <text:list-item/>
                                <text:list-item>
                                  <text:list>
                                    <text:list-item/>
                                    <text:list-item>
                                      <text:list>
                                        <text:list-item/>
                                        <text:list-item/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14</dc:date>
    <dc:creator>Svante Schubert</dc:creator>
    <meta:editing-duration>PT0.218S</meta:editing-duration>
    <meta:editing-cycles>22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